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7201" officeooo:paragraph-rsid="000672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2T11:19:15.267813588</meta:creation-date>
    <meta:generator>LibreOffice/7.3.4.2$Linux_X86_64 LibreOffice_project/30$Build-2</meta:generator>
    <dc:date>2022-09-02T11:19:47.843203103</dc:date>
    <meta:editing-duration>PT32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</office:meta>
</office:document-meta>
</file>